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5397" officeooo:paragraph-rsid="00045397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" style:family="paragraph" style:parent-style-name="Standard">
      <style:paragraph-properties fo:break-before="page"/>
      <style:text-properties officeooo:paragraph-rsid="00070787"/>
    </style:style>
    <style:style style:name="P5" style:family="paragraph" style:parent-style-name="Paragraf">
      <style:text-properties officeooo:rsid="00070787" officeooo:paragraph-rsid="00070787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7" style:family="paragraph" style:parent-style-name="Standard">
      <style:text-properties fo:color="#000000" style:font-name="Monospace" fo:font-size="10pt" officeooo:rsid="00070787" officeooo:paragraph-rsid="00070787" style:font-size-asian="10pt"/>
    </style:style>
    <style:style style:name="P8" style:family="paragraph" style:parent-style-name="Paragraf">
      <style:text-properties fo:font-style="normal" officeooo:rsid="00070787" officeooo:paragraph-rsid="00070787" style:font-style-asian="normal" style:font-style-complex="normal"/>
    </style:style>
    <style:style style:name="P9" style:family="paragraph" style:parent-style-name="Paragraf">
      <style:text-properties fo:font-style="normal" officeooo:rsid="00070787" officeooo:paragraph-rsid="0012c476" style:font-style-asian="normal" style:font-style-complex="normal"/>
    </style:style>
    <style:style style:name="P10" style:family="paragraph" style:parent-style-name="Penomoran_20_angka">
      <style:text-properties officeooo:rsid="000457f9" officeooo:paragraph-rsid="000457f9"/>
    </style:style>
    <style:style style:name="P11" style:family="paragraph" style:parent-style-name="Penomoran_20_angka">
      <style:text-properties officeooo:rsid="0011c2a1" officeooo:paragraph-rsid="0011c2a1"/>
    </style:style>
    <style:style style:name="T1" style:family="text">
      <style:text-properties officeooo:rsid="000457f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457f9" style:font-style-asian="italic" style:font-style-complex="italic"/>
    </style:style>
    <style:style style:name="T4" style:family="text">
      <style:text-properties fo:font-style="italic" officeooo:rsid="0004eee7" style:font-style-asian="italic" style:font-style-complex="italic"/>
    </style:style>
    <style:style style:name="T5" style:family="text">
      <style:text-properties fo:font-style="italic" officeooo:rsid="00069784" style:font-style-asian="italic" style:font-style-complex="italic"/>
    </style:style>
    <style:style style:name="T6" style:family="text">
      <style:text-properties fo:font-style="italic" officeooo:rsid="000e7810" style:font-style-asian="italic" style:font-style-complex="italic"/>
    </style:style>
    <style:style style:name="T7" style:family="text">
      <style:text-properties fo:font-style="italic" officeooo:rsid="0012c3c5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457f9" style:font-style-asian="normal" style:font-style-complex="normal"/>
    </style:style>
    <style:style style:name="T10" style:family="text">
      <style:text-properties fo:font-style="normal" officeooo:rsid="00069784" style:font-style-asian="normal" style:font-style-complex="normal"/>
    </style:style>
    <style:style style:name="T11" style:family="text">
      <style:text-properties fo:font-style="normal" officeooo:rsid="000e7810" style:font-style-asian="normal" style:font-style-complex="normal"/>
    </style:style>
    <style:style style:name="T12" style:family="text">
      <style:text-properties fo:color="#7f0055" style:font-name="Monospace" fo:font-size="10pt" fo:font-weight="bold" style:font-size-asian="10pt" style:font-weight-asian="bold"/>
    </style:style>
    <style:style style:name="T13" style:family="text">
      <style:text-properties fo:color="#7f0055" style:font-name="Monospace" fo:font-size="10pt" fo:font-style="normal" fo:font-weight="bold" officeooo:rsid="00070787" style:font-size-asian="10pt" style:font-style-asian="normal" style:font-weight-asian="bold" style:font-style-complex="normal"/>
    </style:style>
    <style:style style:name="T14" style:family="text">
      <style:text-properties fo:color="#000000" style:font-name="Monospace" fo:font-size="10pt" style:font-size-asian="10pt"/>
    </style:style>
    <style:style style:name="T15" style:family="text">
      <style:text-properties fo:color="#000000" style:font-name="Monospace" fo:font-size="10pt" officeooo:rsid="00070787" style:font-size-asian="10pt"/>
    </style:style>
    <style:style style:name="T16" style:family="text">
      <style:text-properties fo:color="#000000" style:font-name="Monospace" fo:font-size="10pt" fo:background-color="#d4d4d4" loext:char-shading-value="0" style:font-size-asian="10pt"/>
    </style:style>
    <style:style style:name="T17" style:family="text">
      <style:text-properties fo:color="#000000" style:font-name="Monospace" fo:font-size="10pt" fo:font-weight="bold" style:font-size-asian="10pt" style:font-weight-asian="bold"/>
    </style:style>
    <style:style style:name="T18" style:family="text">
      <style:text-properties fo:color="#2a00ff" style:font-name="Monospace" fo:font-size="10pt" style:font-size-asian="10pt"/>
    </style:style>
    <style:style style:name="T19" style:family="text">
      <style:text-properties fo:color="#2a00ff" style:font-name="Monospace" fo:font-size="10pt" officeooo:rsid="00070787" style:font-size-asian="10pt"/>
    </style:style>
    <style:style style:name="T20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21" style:family="text">
      <style:text-properties fo:color="#642880" style:font-name="Monospace" fo:font-size="10pt" fo:font-weight="bold" style:font-size-asian="10pt" style:font-weight-asian="bold"/>
    </style:style>
    <style:style style:name="T22" style:family="text">
      <style:text-properties officeooo:rsid="0012c4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ck LIFO </text:p>
      <text:p text:style-name="P1">Queue FIFO</text:p>
      <text:p text:style-name="P1"/>
      <text:h text:style-name="Heading_20_2" text:outline-level="2">1. Tujuan :</text:h>
      <text:p text:style-name="Paragraf">Praktikum ini dilakukan dengan tujuan:</text:p>
      <text:list xml:id="list8140338970685775651" text:style-name="Numbering_20_1">
        <text:list-item>
          <text:p text:style-name="Penomoran_20_angka">Mahasiswa mulai mempelajari Struktur Data.</text:p>
        </text:list-item>
        <text:list-item>
          <text:p text:style-name="Penomoran_20_angka">Mahasiswa mulai memahami konsep <text:span text:style-name="T1">ADT (</text:span><text:span text:style-name="T3">Abstract Data Type</text:span><text:span text:style-name="T9">) </text:span><text:span text:style-name="T11">dan (</text:span><text:span text:style-name="T6">primitive data type</text:span><text:span text:style-name="T11">)</text:span></text:p>
        </text:list-item>
        <text:list-item>
          <text:p text:style-name="Penomoran_20_angka"><text:span text:style-name="T9">M</text:span><text:span text:style-name="T8">elatih mahasiswa dalam penggunaan </text:span><text:span text:style-name="T9">subrutin (</text:span><text:span text:style-name="T3">function</text:span><text:span text:style-name="T9">)</text:span></text:p>
        </text:list-item>
        <text:list-item>
          <text:p text:style-name="P10"><text:span text:style-name="T8">Melatih mahasiswa dalam penggunaan penunjuk (</text:span><text:span text:style-name="T2">pointer</text:span><text:span text:style-name="T8">)</text:span></text:p>
        </text:list-item>
        <text:list-item>
          <text:p text:style-name="P11"><text:span text:style-name="T8">Melatih mahasiswa dalam penggunaan </text:span><text:span text:style-name="T2">array</text:span></text:p>
        </text:list-item>
        <text:list-item>
          <text:p text:style-name="P10"><text:span text:style-name="T8">Melatih mahasiswa dalam pelewatan argumen pada subrutin (</text:span><text:span text:style-name="T2">argument to </text:span><text:span text:style-name="T4">function -</text:span><text:span text:style-name="T7">pass by value and pass by reference</text:span><text:span text:style-name="T8">)</text:span></text:p>
        </text:list-item>
      </text:list>
      <text:h text:style-name="Heading_20_2" text:outline-level="2">2. Dasar Teori:</text:h>
      <text:p text:style-name="Paragraf"><text:span text:style-name="T8">Dalam menyelesaikan </text:span><text:span text:style-name="T10">permasalahan</text:span><text:span text:style-name="T8"> seringkali dibutuhkan </text:span><text:span text:style-name="T10">kerangka kerja yang telah teruji. Seringkali masalah yang ada telah dipecahkan berulang-ulang kali dan telah memiliki pola yang dipahami banyak orang. Proses menemukan roda kembali (</text:span><text:span text:style-name="T5">reinventing the wheel</text:span><text:span text:style-name="T10">) seringkali dilakukan dalam belajar. Proses ini memang mengasah cara berpikir namun sebaiknya tidak dilakukan jika dalam memecahkan masalah dalam dunia nyata. Sebagai contoh struktur data tumpukan (</text:span><text:span text:style-name="T5">stack</text:span><text:span text:style-name="T10">) dan antrian (</text:span><text:span text:style-name="T5">queue</text:span><text:span text:style-name="T10">).</text:span></text:p>
      <text:p text:style-name="P5"><text:span text:style-name="T10">D</text:span><text:span text:style-name="T8">alam pembelajaran pertama dari</text:span></text:p>
      <text:p text:style-name="P8"/>
      <text:h text:style-name="Heading_20_2" text:outline-level="2">3. Tugas Praktikum:</text:h>
      <text:p text:style-name="P9"><text:span text:style-name="T22">Tumpukan:</text:span></text:p>
      <text:p text:style-name="P9"><text:span text:style-name="T22">1. </text:span>Buatlah Program yang memiliki menu sebagai berikut:</text:p>
      <text:p text:style-name="P8"/>
      <text:p text:style-name="P4"><text:span text:style-name="T13">#include</text:span><text:span text:style-name="T15"> </text:span><text:span text:style-name="T19">&lt;stdio.h&gt;</text:span></text:p>
      <text:p text:style-name="P2"><text:span text:style-name="T12">#define</text:span><text:span text:style-name="T14"> INPUT_STACK<text:tab/><text:tab/>1</text:span></text:p>
      <text:p text:style-name="P2"><text:span text:style-name="T12">#define</text:span><text:span text:style-name="T14"> OUTPUT_STACK<text:tab/>2</text:span></text:p>
      <text:p text:style-name="P2"><text:span text:style-name="T12">#define</text:span><text:span text:style-name="T14"> INPUT_QUEUE<text:tab/><text:tab/>3</text:span></text:p>
      <text:p text:style-name="P2"><text:span text:style-name="T12">#define</text:span><text:span text:style-name="T14"> OUTPUT_QUEUE<text:tab/>4</text:span></text:p>
      <text:p text:style-name="P2"><text:span text:style-name="T12">#define</text:span><text:span text:style-name="T14"> PRINT_STACK<text:tab/><text:tab/>5</text:span></text:p>
      <text:p text:style-name="P2"><text:span text:style-name="T12">#define</text:span><text:span text:style-name="T14"> PRINT_QUEUE<text:tab/><text:tab/>6</text:span></text:p>
      <text:p text:style-name="P2"><text:span text:style-name="T12">#define</text:span><text:span text:style-name="T14"> QUIT<text:tab/><text:tab/><text:tab/>7</text:span></text:p>
      <text:p text:style-name="P2"><text:span text:style-name="T12">#define</text:span><text:span text:style-name="T14"> PANJANG_ANTRIAN 20</text:span></text:p>
      <text:p text:style-name="P2"><text:span text:style-name="T12">#define</text:span><text:span text:style-name="T14"> PANJANG_TUMPUKAN 20</text:span></text:p>
      <text:p text:style-name="P3"/>
      <text:p text:style-name="P2"><text:span text:style-name="T12">void</text:span><text:span text:style-name="T14"> </text:span><text:span text:style-name="T17">printArray</text:span><text:span text:style-name="T14">(</text:span><text:span text:style-name="T12">int</text:span><text:span text:style-name="T14">* ArrayInt, </text:span><text:span text:style-name="T12">int</text:span><text:span text:style-name="T14"> length);</text:span></text:p>
      <text:p text:style-name="P2"><text:span text:style-name="T12">void</text:span><text:span text:style-name="T14"> </text:span><text:span text:style-name="T17">printQueue</text:span><text:span text:style-name="T14">(</text:span><text:span text:style-name="T12">int</text:span><text:span text:style-name="T14">* ArrayInt, </text:span><text:span text:style-name="T12">int</text:span><text:span text:style-name="T14"> length, </text:span><text:span text:style-name="T12">int</text:span><text:span text:style-name="T14"> start, </text:span><text:span text:style-name="T12">int</text:span><text:span text:style-name="T14"> end);</text:span></text:p>
      <text:p text:style-name="P2"><text:span text:style-name="T12">void</text:span><text:span text:style-name="T14"> </text:span><text:span text:style-name="T17">inputQueue</text:span><text:span text:style-name="T14">(</text:span><text:span text:style-name="T12">int</text:span><text:span text:style-name="T14">* ArrayInt, </text:span><text:span text:style-name="T12">int</text:span><text:span text:style-name="T14"> data, </text:span><text:span text:style-name="T12">int</text:span><text:span text:style-name="T14"> length, </text:span><text:span text:style-name="T12">int</text:span><text:span text:style-name="T14">* readP, </text:span><text:span text:style-name="T12">int</text:span><text:span text:style-name="T14">* writeP);</text:span></text:p>
      <text:p text:style-name="P2"><text:span text:style-name="T12">int</text:span><text:span text:style-name="T14"> </text:span><text:span text:style-name="T17">outputQueue</text:span><text:span text:style-name="T14">(</text:span><text:span text:style-name="T12">int</text:span><text:span text:style-name="T14">* ArrayInt, </text:span><text:span text:style-name="T12">int</text:span><text:span text:style-name="T14"> length, </text:span><text:span text:style-name="T12">int</text:span><text:span text:style-name="T14">* readP, </text:span><text:span text:style-name="T12">int</text:span><text:span text:style-name="T14">* writeP);</text:span></text:p>
      <text:p text:style-name="P2"><text:span text:style-name="T12">void</text:span><text:span text:style-name="T14"> </text:span><text:span text:style-name="T17">inputStack</text:span><text:span text:style-name="T14">(</text:span><text:span text:style-name="T12">int</text:span><text:span text:style-name="T14">* ArrayInt, </text:span><text:span text:style-name="T12">int</text:span><text:span text:style-name="T14"> data, </text:span><text:span text:style-name="T12">int</text:span><text:span text:style-name="T14"> length, </text:span><text:span text:style-name="T12">int</text:span><text:span text:style-name="T14">* </text:span><text:span text:style-name="T16">writeP</text:span><text:span text:style-name="T14">);</text:span></text:p>
      <text:p text:style-name="P2"><text:span text:style-name="T12">int</text:span><text:span text:style-name="T14"> </text:span><text:span text:style-name="T17">outputStack</text:span><text:span text:style-name="T14">(</text:span><text:span text:style-name="T12">int</text:span><text:span text:style-name="T14">*ArrayInt, </text:span><text:span text:style-name="T12">int</text:span><text:span text:style-name="T14">* writeP);</text:span></text:p>
      <text:p text:style-name="P3"/>
      <text:p text:style-name="P2"><text:span text:style-name="T12">int</text:span><text:span text:style-name="T14"> </text:span><text:span text:style-name="T17">main</text:span><text:span text:style-name="T14">()</text:span></text:p>
      <text:p text:style-name="P6">{</text:p>
      <text:p text:style-name="P2"><text:span text:style-name="T12">int</text:span><text:span text:style-name="T14"> pilihan = 0;</text:span></text:p>
      <text:p text:style-name="P2"><text:span text:style-name="T12">int</text:span><text:span text:style-name="T14"> dataTumpukan[PANJANG_TUMPUKAN], dataAntrian[PANJANG_ANTRIAN];</text:span></text:p>
      <text:p text:style-name="P2"><text:span text:style-name="T12">int</text:span><text:span text:style-name="T14"> penunjukTumpukan = 0, bacaAntrian = 0, tulisAntrian = 0;</text:span></text:p>
      <text:p text:style-name="P3"/>
      <text:p text:style-name="P2"><text:span text:style-name="T12">while</text:span><text:span text:style-name="T14">(pilihan != QUIT)</text:span></text:p>
      <text:p text:style-name="P6">{</text:p>
      <text:p text:style-name="P2"><text:span text:style-name="T14"><text:tab/></text:span><text:span text:style-name="T21">printf</text:span><text:span text:style-name="T14">(</text:span><text:span text:style-name="T18">" <text:s text:c="7"/>Menu :\n"</text:span><text:span text:style-name="T14">);</text:span></text:p>
      <text:p text:style-name="P2"><text:span text:style-name="T14"><text:tab/></text:span><text:span text:style-name="T21">printf</text:span><text:span text:style-name="T14">(</text:span><text:span text:style-name="T18">"=====================\n"</text:span><text:span text:style-name="T14">);</text:span></text:p>
      <text:p text:style-name="P2"><text:span text:style-name="T14"><text:tab/></text:span><text:span text:style-name="T21">printf</text:span><text:span text:style-name="T14">(</text:span><text:span text:style-name="T18">"1. </text:span><text:span text:style-name="T20">Masukkan</text:span><text:span text:style-name="T18"> data </text:span><text:span text:style-name="T20">ke</text:span><text:span text:style-name="T18"> </text:span><text:span text:style-name="T20">Tumpukan</text:span><text:span text:style-name="T18">\n"</text:span><text:span text:style-name="T14">);</text:span></text:p>
      <text:p text:style-name="P2"><text:span text:style-name="T14"><text:tab/></text:span><text:span text:style-name="T21">printf</text:span><text:span text:style-name="T14">(</text:span><text:span text:style-name="T18">"2. </text:span><text:span text:style-name="T20">Keluarkan</text:span><text:span text:style-name="T18"> data </text:span><text:span text:style-name="T20">Tumpukan</text:span><text:span text:style-name="T18"> </text:span><text:span text:style-name="T20">Teratas</text:span><text:span text:style-name="T18">\n"</text:span><text:span text:style-name="T14">);</text:span></text:p>
      <text:p text:style-name="P2"><text:span text:style-name="T14"><text:tab/></text:span><text:span text:style-name="T21">printf</text:span><text:span text:style-name="T14">(</text:span><text:span text:style-name="T18">"3. </text:span><text:span text:style-name="T20">Masukkan</text:span><text:span text:style-name="T18"> data </text:span><text:span text:style-name="T20">ke</text:span><text:span text:style-name="T18"> </text:span><text:span text:style-name="T20">Antrian</text:span><text:span text:style-name="T18">\n"</text:span><text:span text:style-name="T14">);</text:span></text:p>
      <text:p text:style-name="P2"><text:span text:style-name="T14"><text:tab/></text:span><text:span text:style-name="T21">printf</text:span><text:span text:style-name="T14">(</text:span><text:span text:style-name="T18">"4. </text:span><text:span text:style-name="T20">Keluarkan</text:span><text:span text:style-name="T18"> data </text:span><text:span text:style-name="T20">Antrian</text:span><text:span text:style-name="T18"> </text:span><text:span text:style-name="T20">Terdepan</text:span><text:span text:style-name="T18">\n"</text:span><text:span text:style-name="T14">);</text:span></text:p>
      <text:p text:style-name="P2"><text:span text:style-name="T14"><text:tab/></text:span><text:span text:style-name="T21">printf</text:span><text:span text:style-name="T14">(</text:span><text:span text:style-name="T18">"5. </text:span><text:span text:style-name="T20">Tampilkan</text:span><text:span text:style-name="T18"> data </text:span><text:span text:style-name="T20">Tumpukan</text:span><text:span text:style-name="T18">\n"</text:span><text:span text:style-name="T14">);</text:span></text:p>
      <text:p text:style-name="P2"><text:span text:style-name="T14"><text:tab/></text:span><text:span text:style-name="T21">printf</text:span><text:span text:style-name="T14">(</text:span><text:span text:style-name="T18">"6. </text:span><text:span text:style-name="T20">Tampilkan</text:span><text:span text:style-name="T18"> data </text:span><text:span text:style-name="T20">Antrian</text:span><text:span text:style-name="T18">\n"</text:span><text:span text:style-name="T14">);</text:span></text:p>
      <text:p text:style-name="P2"><text:span text:style-name="T14"><text:tab/></text:span><text:span text:style-name="T21">printf</text:span><text:span text:style-name="T14">(</text:span><text:span text:style-name="T18">"7. </text:span><text:span text:style-name="T20">Keluar</text:span><text:span text:style-name="T18">\n"</text:span><text:span text:style-name="T14">);</text:span></text:p>
      <text:p text:style-name="P2"><text:span text:style-name="T14"><text:tab/></text:span><text:span text:style-name="T21">printf</text:span><text:span text:style-name="T14">(</text:span><text:span text:style-name="T18">"</text:span><text:span text:style-name="T20">Masukan</text:span><text:span text:style-name="T18"> </text:span><text:span text:style-name="T20">pilihan</text:span><text:span text:style-name="T18">: "</text:span><text:span text:style-name="T14">);</text:span></text:p>
      <text:p text:style-name="P2"><text:span text:style-name="T14"><text:tab/></text:span><text:span text:style-name="T21">scanf</text:span><text:span text:style-name="T14">(</text:span><text:span text:style-name="T18">"%d"</text:span><text:span text:style-name="T14">,&amp;pilihan);</text:span></text:p>
      <text:p text:style-name="P2"><text:span text:style-name="T14"><text:tab/></text:span><text:span text:style-name="T12">int</text:span><text:span text:style-name="T14"> bilBulat = 0;</text:span></text:p>
      <text:p text:style-name="P3"/>
      <text:p text:style-name="P2"><text:span text:style-name="T14"><text:tab/></text:span><text:span text:style-name="T12">switch</text:span><text:span text:style-name="T14"> (pilihan) {</text:span></text:p>
      <text:p text:style-name="P3"/>
      <text:p text:style-name="P2"><text:span text:style-name="T14"><text:tab/></text:span><text:span text:style-name="T12">case</text:span><text:span text:style-name="T14"> INPUT_STACK :</text:span></text:p>
      <text:p text:style-name="P2"><text:span text:style-name="T14"><text:tab/><text:tab/></text:span><text:span text:style-name="T21">printf</text:span><text:span text:style-name="T14">(</text:span><text:span text:style-name="T18">"</text:span><text:span text:style-name="T20">Masukkan</text:span><text:span text:style-name="T18"> </text:span><text:span text:style-name="T20">bilangan</text:span><text:span text:style-name="T18"> </text:span><text:span text:style-name="T20">bulat</text:span><text:span text:style-name="T18"> </text:span><text:span text:style-name="T20">ke</text:span><text:span text:style-name="T18"> </text:span><text:span text:style-name="T20">Tumpukkan</text:span><text:span text:style-name="T18">: "</text:span><text:span text:style-name="T14">);</text:span></text:p>
      <text:p text:style-name="P2"><text:span text:style-name="T14"><text:tab/><text:tab/></text:span><text:span text:style-name="T21">scanf</text:span><text:span text:style-name="T14">(</text:span><text:span text:style-name="T18">"%d"</text:span><text:span text:style-name="T14">,&amp;bilBulat);</text:span></text:p>
      <text:p text:style-name="P2"><text:span text:style-name="T14"><text:tab/><text:tab/></text:span><text:span text:style-name="T21">printf</text:span><text:span text:style-name="T14">(</text:span><text:span text:style-name="T18">"</text:span><text:span text:style-name="T20">memasukkan</text:span><text:span text:style-name="T18"> %d </text:span><text:span text:style-name="T20">ke</text:span><text:span text:style-name="T18"> </text:span><text:span text:style-name="T20">Tumpukkan</text:span><text:span text:style-name="T18">\n"</text:span><text:span text:style-name="T14">, bilBulat);</text:span></text:p>
      <text:p text:style-name="P6"><text:tab/><text:tab/>inputStack(dataTumpukan, bilBulat, PANJANG_TUMPUKAN, &amp;penunjukTumpukan);</text:p>
      <text:p text:style-name="P2"><text:span text:style-name="T14"><text:tab/><text:tab/></text:span><text:span text:style-name="T12">break</text:span><text:span text:style-name="T14">;</text:span></text:p>
      <text:p text:style-name="P2"><text:span text:style-name="T14"><text:tab/></text:span><text:span text:style-name="T12">case</text:span><text:span text:style-name="T14"> OUTPUT_STACK :</text:span></text:p>
      <text:p text:style-name="P6"><text:tab/><text:tab/>bilBulat = outputStack(dataTumpukan, &amp;penunjukTumpukan);</text:p>
      <text:p text:style-name="P2"><text:span text:style-name="T14"><text:tab/><text:tab/></text:span><text:span text:style-name="T21">printf</text:span><text:span text:style-name="T14">(</text:span><text:span text:style-name="T18">"Data </text:span><text:span text:style-name="T20">Tumpukan</text:span><text:span text:style-name="T18"> </text:span><text:span text:style-name="T20">teratas</text:span><text:span text:style-name="T18">: %d\n"</text:span><text:span text:style-name="T14">, bilBulat);</text:span></text:p>
      <text:p text:style-name="P2"><text:span text:style-name="T14"><text:tab/><text:tab/></text:span><text:span text:style-name="T12">break</text:span><text:span text:style-name="T14">;</text:span></text:p>
      <text:p text:style-name="P2"><text:span text:style-name="T14"><text:tab/></text:span><text:span text:style-name="T12">case</text:span><text:span text:style-name="T14"> INPUT_QUEUE :</text:span></text:p>
      <text:p text:style-name="P2"><text:span text:style-name="T14"><text:tab/><text:tab/></text:span><text:span text:style-name="T21">printf</text:span><text:span text:style-name="T14">(</text:span><text:span text:style-name="T18">"</text:span><text:span text:style-name="T20">Masukkan</text:span><text:span text:style-name="T18"> </text:span><text:span text:style-name="T20">bilangan</text:span><text:span text:style-name="T18"> </text:span><text:span text:style-name="T20">bulat</text:span><text:span text:style-name="T18"> </text:span><text:span text:style-name="T20">ke</text:span><text:span text:style-name="T18"> </text:span><text:span text:style-name="T20">Antrian</text:span><text:span text:style-name="T18">: "</text:span><text:span text:style-name="T14">);</text:span></text:p>
      <text:p text:style-name="P2"><text:span text:style-name="T14"><text:tab/><text:tab/></text:span><text:span text:style-name="T21">scanf</text:span><text:span text:style-name="T14">(</text:span><text:span text:style-name="T18">"%d"</text:span><text:span text:style-name="T14">,&amp;bilBulat);</text:span></text:p>
      <text:p text:style-name="P2"><text:span text:style-name="T14"><text:tab/><text:tab/></text:span><text:span text:style-name="T21">printf</text:span><text:span text:style-name="T14">(</text:span><text:span text:style-name="T18">"</text:span><text:span text:style-name="T20">memasukkan</text:span><text:span text:style-name="T18"> %d </text:span><text:span text:style-name="T20">ke</text:span><text:span text:style-name="T18"> </text:span><text:span text:style-name="T20">Antrian</text:span><text:span text:style-name="T18">\n"</text:span><text:span text:style-name="T14">, bilBulat);</text:span></text:p>
      <text:p text:style-name="P6"><text:tab/><text:tab/>inputQueue(dataAntrian, bilBulat, PANJANG_ANTRIAN, &amp;bacaAntrian, &amp;tulisAntrian);</text:p>
      <text:p text:style-name="P2"><text:span text:style-name="T14"><text:tab/><text:tab/></text:span><text:span text:style-name="T12">break</text:span><text:span text:style-name="T14">;</text:span></text:p>
      <text:p text:style-name="P2"><text:span text:style-name="T14"><text:tab/></text:span><text:span text:style-name="T12">case</text:span><text:span text:style-name="T14"> OUTPUT_QUEUE :</text:span></text:p>
      <text:p text:style-name="P6"><text:tab/><text:tab/>bilBulat = outputQueue(dataAntrian, PANJANG_TUMPUKAN, &amp;bacaAntrian, &amp;tulisAntrian);</text:p>
      <text:p text:style-name="P2"><text:soft-page-break/><text:span text:style-name="T14"><text:tab/><text:tab/></text:span><text:span text:style-name="T21">printf</text:span><text:span text:style-name="T14">(</text:span><text:span text:style-name="T18">"Data </text:span><text:span text:style-name="T20">Antrian</text:span><text:span text:style-name="T18"> </text:span><text:span text:style-name="T20">Terdepan</text:span><text:span text:style-name="T18">: %d\n"</text:span><text:span text:style-name="T14">, bilBulat);</text:span></text:p>
      <text:p text:style-name="P2"><text:span text:style-name="T14"><text:tab/><text:tab/></text:span><text:span text:style-name="T12">break</text:span><text:span text:style-name="T14">;</text:span></text:p>
      <text:p text:style-name="P2"><text:span text:style-name="T14"><text:tab/></text:span><text:span text:style-name="T12">case</text:span><text:span text:style-name="T14"> PRINT_STACK :</text:span></text:p>
      <text:p text:style-name="P2"><text:span text:style-name="T14"><text:tab/><text:tab/></text:span><text:span text:style-name="T21">printf</text:span><text:span text:style-name="T14">(</text:span><text:span text:style-name="T18">"Data </text:span><text:span text:style-name="T20">Tumpukan</text:span><text:span text:style-name="T18">:\n"</text:span><text:span text:style-name="T14">);</text:span></text:p>
      <text:p text:style-name="P6"><text:tab/><text:tab/>printArray(dataTumpukan, penunjukTumpukan);</text:p>
      <text:p text:style-name="P2"><text:span text:style-name="T14"><text:tab/><text:tab/></text:span><text:span text:style-name="T21">printf</text:span><text:span text:style-name="T14">(</text:span><text:span text:style-name="T18">"Data array </text:span><text:span text:style-name="T20">Tumpukan</text:span><text:span text:style-name="T18">:\n"</text:span><text:span text:style-name="T14">);</text:span></text:p>
      <text:p text:style-name="P6"><text:tab/><text:tab/>printArray(dataTumpukan, PANJANG_TUMPUKAN);</text:p>
      <text:p text:style-name="P2"><text:span text:style-name="T14"><text:tab/><text:tab/></text:span><text:span text:style-name="T12">break</text:span><text:span text:style-name="T14">;</text:span></text:p>
      <text:p text:style-name="P2"><text:span text:style-name="T14"><text:tab/></text:span><text:span text:style-name="T12">case</text:span><text:span text:style-name="T14"> PRINT_QUEUE :</text:span></text:p>
      <text:p text:style-name="P2"><text:span text:style-name="T14"><text:tab/><text:tab/></text:span><text:span text:style-name="T21">printf</text:span><text:span text:style-name="T14">(</text:span><text:span text:style-name="T18">"Data </text:span><text:span text:style-name="T20">Antrian</text:span><text:span text:style-name="T18">:\n"</text:span><text:span text:style-name="T14">);</text:span></text:p>
      <text:p text:style-name="P6"><text:tab/><text:tab/>printQueue(dataAntrian, penunjukTumpukan, bacaAntrian, tulisAntrian);</text:p>
      <text:p text:style-name="P2"><text:span text:style-name="T14"><text:tab/><text:tab/></text:span><text:span text:style-name="T21">printf</text:span><text:span text:style-name="T14">(</text:span><text:span text:style-name="T18">"Data array </text:span><text:span text:style-name="T20">Tumpukan</text:span><text:span text:style-name="T18">:\n"</text:span><text:span text:style-name="T14">);</text:span></text:p>
      <text:p text:style-name="P6"><text:tab/><text:tab/>printArray(dataAntrian, PANJANG_ANTRIAN);</text:p>
      <text:p text:style-name="P2"><text:span text:style-name="T14"><text:tab/><text:tab/></text:span><text:span text:style-name="T12">break</text:span><text:span text:style-name="T14">;</text:span></text:p>
      <text:p text:style-name="P6"><text:tab/>}</text:p>
      <text:p text:style-name="P3"/>
      <text:p text:style-name="P6">}</text:p>
      <text:p text:style-name="P2"><text:span text:style-name="T12">return</text:span><text:span text:style-name="T14"> 0;</text:span></text:p>
      <text:p text:style-name="P6">}</text:p>
      <text:p text:style-name="P3"/>
      <text:p text:style-name="P2"><text:span text:style-name="T12">void</text:span><text:span text:style-name="T14"> </text:span><text:span text:style-name="T17">printArray</text:span><text:span text:style-name="T14">(</text:span><text:span text:style-name="T12">int</text:span><text:span text:style-name="T14">* ArrayInt, </text:span><text:span text:style-name="T12">int</text:span><text:span text:style-name="T14"> length)</text:span></text:p>
      <text:p text:style-name="P6">{</text:p>
      <text:p text:style-name="P2"><text:span text:style-name="T14"><text:tab/></text:span><text:span text:style-name="T12">for</text:span><text:span text:style-name="T14"> (</text:span><text:span text:style-name="T12">int</text:span><text:span text:style-name="T14"> i = 0; i &lt; length; i++) {</text:span></text:p>
      <text:p text:style-name="P2"><text:span text:style-name="T14"><text:tab/><text:tab/></text:span><text:span text:style-name="T21">printf</text:span><text:span text:style-name="T14">(</text:span><text:span text:style-name="T18">"%d "</text:span><text:span text:style-name="T14">, ArrayInt[i]);</text:span></text:p>
      <text:p text:style-name="P6"><text:tab/>}</text:p>
      <text:p text:style-name="P2"><text:span text:style-name="T14"><text:tab/></text:span><text:span text:style-name="T21">printf</text:span><text:span text:style-name="T14">(</text:span><text:span text:style-name="T18">"\n"</text:span><text:span text:style-name="T14">);</text:span></text:p>
      <text:p text:style-name="P6">}</text:p>
      <text:p text:style-name="P3"/>
      <text:p text:style-name="P2"><text:span text:style-name="T12">void</text:span><text:span text:style-name="T14"> </text:span><text:span text:style-name="T17">printQueue</text:span><text:span text:style-name="T14">(</text:span><text:span text:style-name="T12">int</text:span><text:span text:style-name="T14">* ArrayInt, </text:span><text:span text:style-name="T12">int</text:span><text:span text:style-name="T14"> length, </text:span><text:span text:style-name="T12">int</text:span><text:span text:style-name="T14"> start, </text:span><text:span text:style-name="T12">int</text:span><text:span text:style-name="T14"> end)</text:span></text:p>
      <text:p text:style-name="P6">{</text:p>
      <text:p text:style-name="P2"><text:span text:style-name="T14"><text:tab/></text:span><text:span text:style-name="T12">for</text:span><text:span text:style-name="T14"> (</text:span><text:span text:style-name="T12">int</text:span><text:span text:style-name="T14"> i = start; i == end; i++) {</text:span></text:p>
      <text:p text:style-name="P6"><text:tab/><text:tab/>i = i % length;</text:p>
      <text:p text:style-name="P2"><text:span text:style-name="T14"><text:tab/><text:tab/></text:span><text:span text:style-name="T21">printf</text:span><text:span text:style-name="T14">(</text:span><text:span text:style-name="T18">"%d"</text:span><text:span text:style-name="T14">, ArrayInt[i]);</text:span></text:p>
      <text:p text:style-name="P6"><text:tab/>}</text:p>
      <text:p text:style-name="P2"><text:span text:style-name="T14"><text:tab/></text:span><text:span text:style-name="T21">printf</text:span><text:span text:style-name="T14">(</text:span><text:span text:style-name="T18">"\n"</text:span><text:span text:style-name="T14">);</text:span></text:p>
      <text:p text:style-name="P6">}</text:p>
      <text:p text:style-name="P3"/>
      <text:p text:style-name="P2"><text:span text:style-name="T12">void</text:span><text:span text:style-name="T14"> </text:span><text:span text:style-name="T17">inputQueue</text:span><text:span text:style-name="T14">(</text:span><text:span text:style-name="T12">int</text:span><text:span text:style-name="T14">* ArrayInt, </text:span><text:span text:style-name="T12">int</text:span><text:span text:style-name="T14"> data, </text:span><text:span text:style-name="T12">int</text:span><text:span text:style-name="T14"> length, </text:span><text:span text:style-name="T12">int</text:span><text:span text:style-name="T14">* readP, </text:span><text:span text:style-name="T12">int</text:span><text:span text:style-name="T14">* writeP)</text:span></text:p>
      <text:p text:style-name="P6">{</text:p>
      <text:p text:style-name="P6"><text:tab/>ArrayInt[*writeP] = data;</text:p>
      <text:p text:style-name="P6"><text:tab/>(*writeP)++;</text:p>
      <text:p text:style-name="P6">}</text:p>
      <text:p text:style-name="P3"/>
      <text:p text:style-name="P2"><text:span text:style-name="T12">int</text:span><text:span text:style-name="T14"> </text:span><text:span text:style-name="T17">outputQueue</text:span><text:span text:style-name="T14">(</text:span><text:span text:style-name="T12">int</text:span><text:span text:style-name="T14">* ArrayInt, </text:span><text:span text:style-name="T12">int</text:span><text:span text:style-name="T14"> length, </text:span><text:span text:style-name="T12">int</text:span><text:span text:style-name="T14">* readP, </text:span><text:span text:style-name="T12">int</text:span><text:span text:style-name="T14">* writeP)</text:span></text:p>
      <text:p text:style-name="P6">{</text:p>
      <text:p text:style-name="P6"><text:tab/>(*readP)++;</text:p>
      <text:p text:style-name="P2"><text:span text:style-name="T14"><text:tab/></text:span><text:span text:style-name="T12">return</text:span><text:span text:style-name="T14"> ArrayInt[*readP-1];</text:span></text:p>
      <text:p text:style-name="P6">}</text:p>
      <text:p text:style-name="P3"/>
      <text:p text:style-name="P2"><text:span text:style-name="T12">void</text:span><text:span text:style-name="T14"> </text:span><text:span text:style-name="T17">inputStack</text:span><text:span text:style-name="T14">(</text:span><text:span text:style-name="T12">int</text:span><text:span text:style-name="T14">* ArrayInt, </text:span><text:span text:style-name="T12">int</text:span><text:span text:style-name="T14"> data, </text:span><text:span text:style-name="T12">int</text:span><text:span text:style-name="T14"> length, </text:span><text:span text:style-name="T12">int</text:span><text:span text:style-name="T14">* </text:span><text:span text:style-name="T16">writeP</text:span><text:span text:style-name="T14">)</text:span></text:p>
      <text:p text:style-name="P6">{</text:p>
      <text:p text:style-name="P2"><text:span text:style-name="T14"><text:tab/>ArrayInt[*</text:span><text:span text:style-name="T16">writeP</text:span><text:span text:style-name="T14">] = data;</text:span></text:p>
      <text:p text:style-name="P2"><text:span text:style-name="T14"><text:tab/>(*</text:span><text:span text:style-name="T16">writeP</text:span><text:span text:style-name="T14">)++;</text:span></text:p>
      <text:p text:style-name="P6">}</text:p>
      <text:p text:style-name="P3"/>
      <text:p text:style-name="P2"><text:span text:style-name="T12">int</text:span><text:span text:style-name="T14"> </text:span><text:span text:style-name="T17">outputStack</text:span><text:span text:style-name="T14">(</text:span><text:span text:style-name="T12">int</text:span><text:span text:style-name="T14">*ArrayInt, </text:span><text:span text:style-name="T12">int</text:span><text:span text:style-name="T14">* writeP)</text:span></text:p>
      <text:p text:style-name="P6">{</text:p>
      <text:p text:style-name="P6"><text:tab/>(*writeP)--;</text:p>
      <text:p text:style-name="P2"><text:span text:style-name="T14"><text:tab/></text:span><text:span text:style-name="T12">return</text:span><text:span text:style-name="T14"> ArrayInt[*writeP];</text:span>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enomoran_20_angka" style:display-name="Penomoran angka" style:family="paragraph" style:parent-style-name="List_20_Indent" style:list-style-name="Numbering_20_1"/>
    <style:style style:name="Paragraf" style:family="paragraph" style:parent-style-name="Standard">
      <style:paragraph-properties fo:margin-left="0cm" fo:margin-right="0cm" fo:text-indent="1.3cm" style:auto-text-indent="false"/>
      <style:text-properties style:font-name="DejaVu Sans" fo:font-family="'DejaVu Sans'" style:font-style-name="Book" style:font-family-generic="swiss" style:font-pitch="variable"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4:31:53.473256746</meta:creation-date>
    <dc:date>2017-05-04T16:42:54.056735778</dc:date>
    <meta:editing-duration>PT59M53S</meta:editing-duration>
    <meta:editing-cycles>10</meta:editing-cycles>
    <meta:generator>LibreOffice/5.1.6.2$Linux_X86_64 LibreOffice_project/10m0$Build-2</meta:generator>
    <meta:print-date>2017-05-03T19:14:43.623286669</meta:print-date>
    <meta:document-statistic meta:table-count="0" meta:image-count="0" meta:object-count="0" meta:page-count="3" meta:paragraph-count="123" meta:word-count="506" meta:character-count="4123" meta:non-whitespace-character-count="3641"/>
  </office:meta>
</office:document-meta>
</file>